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 arial black" svg:font-family="'arial black'"/>
    <style:font-face style:name="Calibri2" svg:font-family="Calibri"/>
    <style:font-face style:name="Calibri1" svg:font-family="Calibri" style:font-adornments="Normal"/>
    <style:font-face style:name="Arial Black1" svg:font-family="'Arial Black'" style:font-adornments="Normal" style:font-pitch="variable"/>
    <style:font-face style:name="Calibri" svg:font-family="Calibri" style:font-adornments="Normal" style:font-pitch="variable"/>
    <style:font-face style:name="Unown" svg:font-family="Unow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Calibri3" svg:font-family="Calibri" style:font-family-generic="swiss" style:font-pitch="variable"/>
    <style:font-face style:name="Calibri4" svg:font-family="Calibri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text-properties style:font-name="Arial Black" fo:font-size="72pt"/>
    </style:style>
    <style:style style:name="P2" style:family="paragraph">
      <loext:graphic-properties draw:fill-color="#ffffff"/>
    </style:style>
    <style:style style:name="P3" style:family="paragraph">
      <style:text-properties style:font-name="Calibri3" fo:font-size="60pt" style:font-size-asian="60pt" style:font-size-complex="60pt"/>
    </style:style>
    <style:style style:name="T1" style:family="text">
      <style:text-properties style:font-name="Arial Black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60pt" fo:letter-spacing="normal" fo:font-style="normal" fo:text-shadow="none" style:text-underline-style="none" fo:font-weight="normal" style:letter-kerning="true" fo:background-color="transparent" style:font-name-asian="Microsoft YaHei" style:font-size-asian="60pt" style:font-style-asian="normal" style:font-weight-asian="normal" style:font-name-complex="Lucida Sans" style:font-size-complex="6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8cm" svg:height="3.582cm" svg:x="0cm" svg:y="3.895cm" presentation:class="title" presentation:user-transformed="true">
          <draw:text-box>
            <text:p text:style-name="P1"><text:span text:style-name="T1">Llénam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Espíritu de Dios </text:span><text:span text:style-name="T2"><text:line-break/></text:span><text:span text:style-name="T2">Llena mi vida </text:span><text:span text:style-name="T2"><text:line-break/></text:span><text:span text:style-name="T2">Llena mi alma</text:span><text:span text:style-name="T2"><text:line-break/></text:span><text:span text:style-name="T2">Llena mi se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presentation:style-name="pr3" draw:text-style-name="P3" draw:layer="layout" svg:width="28cm" svg:height="15.75cm" svg:x="0cm" svg:y="0cm" presentation:class="title" presentation:user-transformed="true">
          <draw:text-box>
            <text:p text:style-name="P3"><text:span text:style-name="T2">Y lléname, lléname, </text:span><text:span text:style-name="T2">lléname</text:span><text:span text:style-name="T2"><text:line-break/></text:span><text:span text:style-name="T2">Con tu presencia, lléname, lléname</text:span><text:span text:style-name="T2"><text:line-break/></text:span><text:span text:style-name="T2">Con tu poder, lléname, lléname</text:span><text:span text:style-name="T2"><text:line-break/></text:span><text:span text:style-name="T2">Con tu amo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 arial black" svg:font-family="'arial black'"/>
    <style:font-face style:name="Calibri2" svg:font-family="Calibri"/>
    <style:font-face style:name="Calibri1" svg:font-family="Calibri" style:font-adornments="Normal"/>
    <style:font-face style:name="Arial Black1" svg:font-family="'Arial Black'" style:font-adornments="Normal" style:font-pitch="variable"/>
    <style:font-face style:name="Calibri" svg:font-family="Calibri" style:font-adornments="Normal" style:font-pitch="variable"/>
    <style:font-face style:name="Unown" svg:font-family="Unow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adornments="Normal" style:font-family-generic="swiss" style:font-pitch="variable"/>
    <style:font-face style:name="Calibri3" svg:font-family="Calibri" style:font-family-generic="swiss" style:font-pitch="variable"/>
    <style:font-face style:name="Calibri4" svg:font-family="Calibri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21T19:03:00.687000000</meta:creation-date>
    <dc:date>2023-02-21T20:32:40.883000000</dc:date>
    <meta:editing-duration>PT50M9S</meta:editing-duration>
    <meta:editing-cycles>1</meta:editing-cycles>
    <meta:document-statistic meta:object-count="30"/>
    <meta:generator>Real_Office/6.2.3.2$Windows_x86 LibreOffice_project/b40a93cffb3080b9876e40c60e03703e9bd35612</meta:generator>
  </office:meta>
</office:document-meta>
</file>